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Inter" svg:font-family="Inter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style:font-size-asian="12pt" style:font-size-complex="12pt"/>
    </style:style>
    <style:style style:name="P2" style:family="paragraph" style:parent-style-name="Standard">
      <style:paragraph-properties fo:margin-left="0cm" fo:margin-right="0.132cm" fo:margin-top="0cm" fo:margin-bottom="0cm" fo:text-indent="0cm" style:auto-text-indent="false" fo:padding="0cm" fo:border="none"/>
      <style:text-properties style:font-name="Arial" fo:font-size="12pt" style:font-size-asian="12pt" style:font-size-complex="12pt"/>
    </style:style>
    <style:style style:name="P3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</style:style>
    <style:style style:name="P4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style:font-size-asian="12pt" style:font-size-complex="12pt"/>
    </style:style>
    <style:style style:name="P5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6" style:family="paragraph" style:parent-style-name="Text_20_body" style:list-style-name="L2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7" style:family="paragraph" style:parent-style-name="Text_20_body">
      <style:paragraph-properties fo:margin-left="0cm" fo:margin-right="0cm" fo:margin-top="0.397cm" fo:margin-bottom="0cm" fo:text-indent="0cm" style:auto-text-indent="false" fo:padding-left="0.397cm" fo:padding-right="0.397cm" fo:padding-top="0.185cm" fo:padding-bottom="0.185cm" fo:border="0.002cm solid #000000"/>
      <style:text-properties style:font-name="Arial" fo:font-size="12pt" style:font-size-asian="12pt" style:font-size-complex="12pt"/>
    </style:style>
    <style:style style:name="P8" style:family="paragraph" style:parent-style-name="Text_20_body" style:list-style-name="L1">
      <style:paragraph-properties fo:margin-left="0.661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9" style:family="paragraph" style:parent-style-name="Text_20_body" style:list-style-name="L2">
      <style:paragraph-properties fo:margin-left="0.661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T1" style:family="text">
      <style:text-properties style:font-name="Inter" fo:font-size="10.5pt" fo:letter-spacing="normal" fo:font-weight="normal"/>
    </style:style>
    <style:style style:name="T2" style:family="text">
      <style:text-properties fo:font-size="10.5pt" fo:letter-spacing="normal" fo:font-weight="normal"/>
    </style:style>
    <style:style style:name="T3" style:family="text">
      <style:text-properties style:font-name="Arial" fo:font-size="10.5pt" fo:letter-spacing="normal" fo:font-weight="normal"/>
    </style:style>
    <style:style style:name="T4" style:family="text">
      <style:text-properties style:font-name="Arial" fo:letter-spacing="normal" fo:font-weight="normal"/>
    </style:style>
    <style:style style:name="T5" style:family="text">
      <style:text-properties style:font-name="Arial" fo:font-size="11pt" fo:letter-spacing="normal" fo:font-weight="normal" style:font-size-asian="11pt" style:font-size-complex="11pt"/>
    </style:style>
    <style:style style:name="T6" style:family="text">
      <style:text-properties style:font-name="Arial" fo:font-size="12pt" fo:letter-spacing="normal" fo:font-weight="normal" style:font-size-asian="12pt" style:font-size-complex="12pt"/>
    </style:style>
    <style:style style:name="T7" style:family="text">
      <style:text-properties fo:background-color="#ffff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)</text:p>
      <text:section text:style-name="Sect1" text:name="774">
        <text:p text:style-name="P3"><text:span text:style-name="Strong_20_Emphasis"><text:span text:style-name="T6">What are Windows background processes called?</text:span></text:span></text:p>
        <text:p text:style-name="P4"> </text:p>
        <text:list xml:id="list6804964982451533908" text:style-name="L1">
          <text:list-item>
            <text:p text:style-name="P5">Services<text:tab/><text:tab/><text:tab/><text:span text:style-name="T7">rigth</text:span></text:p>
            <text:p text:style-name="P8">Comments: Windows background processes are referred to as services, which perform specific tasks or provide specific functionality in the operating system.</text:p>
          </text:list-item>
          <text:list-item>
            <text:p text:style-name="P5">Functions</text:p>
          </text:list-item>
          <text:list-item>
            <text:p text:style-name="P5">Roles</text:p>
          </text:list-item>
          <text:list-item>
            <text:p text:style-name="P5">Tasks</text:p>
          </text:list-item>
        </text:list>
        <text:p text:style-name="P7">Score: 0.50</text:p>
      </text:section>
      <text:section text:style-name="Sect1" text:name="776">
        <text:p text:style-name="P2">2)</text:p>
        <text:p text:style-name="P3"><text:span text:style-name="T6">Assume we are in a large, well-structured organization with an IT department split into specialties. </text:span><text:span text:style-name="Strong_20_Emphasis"><text:span text:style-name="T6">Identify which of these activities is not uniquely handled by the sysadmin.</text:span></text:span></text:p>
        <text:list xml:id="list5694248243144537377" text:style-name="L2">
          <text:list-item>
            <text:p text:style-name="P6">Deploy or update a new database server</text:p>
          </text:list-item>
          <text:list-item>
            <text:p text:style-name="P6">Select the OS needed for a new service requested by the HR department</text:p>
          </text:list-item>
          <text:list-item>
            <text:p text:style-name="P6">Manage the database for a new application that has been deployed</text:p>
          </text:list-item>
          <text:list-item>
            <text:p text:style-name="P6">Put new content on the web server to update the page<text:tab/><text:tab/><text:tab/><text:span text:style-name="T7">rigth</text:span></text:p>
            <text:p text:style-name="P9">Comments: - Deploy or update a new database server - Manage the database for a new application that has been deployed - Select the OS needed for a new service requested by the HR department The other tasks can be handled by a sysadmin in a small company, but in a larger organization, the sysadmin works exclusively on deploying / and updating services or maintaining and conducting exploitation of services.</text:p>
          </text:list-item>
        </text:list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Inter" svg:font-family="Inter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26S</meta:editing-duration>
    <meta:editing-cycles>3</meta:editing-cycles>
    <meta:generator>OpenOffice/4.1.14$Win32 OpenOffice.org_project/4114m1$Build-9811</meta:generator>
    <dc:date>2023-11-16T15:23:24.65</dc:date>
    <meta:document-statistic meta:table-count="0" meta:image-count="0" meta:object-count="0" meta:page-count="1" meta:paragraph-count="16" meta:word-count="186" meta:character-count="1076"/>
    <dc:creator>kaos sevdalisi</dc:creator>
    <meta:user-defined meta:name="Info 1"/>
    <meta:user-defined meta:name="Info 2"/>
    <meta:user-defined meta:name="Info 3"/>
    <meta:user-defined meta:name="Info 4"/>
  </office:meta>
</office:document-meta>
</file>